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Text_20_body" style:list-style-name="L1"/>
    <style:style style:name="P3" style:family="paragraph" style:parent-style-name="Text_20_body" style:list-style-name="L7"/>
    <style:style style:name="P4" style:family="paragraph" style:parent-style-name="Text_20_body">
      <style:text-properties fo:background-color="transparent" loext:padding="0cm" loext:border="none"/>
    </style:style>
    <style:style style:name="P5" style:family="paragraph" style:parent-style-name="Text_20_body" style:list-style-name="L5">
      <style:text-properties fo:background-color="transparent" loext:padding="0cm" loext:border="none"/>
    </style:style>
    <style:style style:name="P6" style:family="paragraph" style:parent-style-name="Text_20_body" style:list-style-name="L9">
      <style:text-properties fo:background-color="transparent" loext:padding="0cm" loext:border="none"/>
    </style:style>
    <style:style style:name="P7" style:family="paragraph" style:parent-style-name="Text_20_body" style:list-style-name="L10">
      <style:text-properties fo:background-color="transparent" loext:padding="0cm" loext:border="none"/>
    </style:style>
    <style:style style:name="P8" style:family="paragraph" style:parent-style-name="Text_20_body">
      <style:text-properties officeooo:paragraph-rsid="0021d4b5" fo:background-color="transparent" loext:padding="0cm" loext:border="none"/>
    </style:style>
    <style:style style:name="P9" style:family="paragraph" style:parent-style-name="Text_20_body">
      <style:text-properties officeooo:rsid="0021d4b5" officeooo:paragraph-rsid="0021d4b5" fo:background-color="transparent" loext:padding="0cm" loext:border="none"/>
    </style:style>
    <style:style style:name="P10" style:family="paragraph" style:parent-style-name="Text_20_body">
      <style:text-properties officeooo:paragraph-rsid="002435c9"/>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10">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text-properties fo:background-color="transparent" loext:padding="0cm" loext:border="none"/>
    </style:style>
    <style:style style:name="P17" style:family="paragraph" style:parent-style-name="Text_20_body" style:list-style-name="L3">
      <style:paragraph-properties fo:margin-top="0cm" fo:margin-bottom="0cm" loext:contextual-spacing="false"/>
      <style:text-properties fo:background-color="transparent" loext:padding="0cm" loext:border="none"/>
    </style:style>
    <style:style style:name="P18" style:family="paragraph" style:parent-style-name="Text_20_body" style:list-style-name="L5">
      <style:paragraph-properties fo:margin-top="0cm" fo:margin-bottom="0cm" loext:contextual-spacing="false"/>
      <style:text-properties fo:background-color="transparent" loext:padding="0cm" loext:border="none"/>
    </style:style>
    <style:style style:name="P19" style:family="paragraph" style:parent-style-name="Text_20_body" style:list-style-name="L6">
      <style:paragraph-properties fo:margin-top="0cm" fo:margin-bottom="0cm" loext:contextual-spacing="false"/>
      <style:text-properties fo:background-color="transparent" loext:padding="0cm" loext:border="none"/>
    </style:style>
    <style:style style:name="P20" style:family="paragraph" style:parent-style-name="Text_20_body" style:list-style-name="L7">
      <style:paragraph-properties fo:margin-top="0cm" fo:margin-bottom="0cm" loext:contextual-spacing="false"/>
      <style:text-properties fo:background-color="transparent" loext:padding="0cm" loext:border="none"/>
    </style:style>
    <style:style style:name="P21" style:family="paragraph" style:parent-style-name="Text_20_body" style:list-style-name="L9">
      <style:paragraph-properties fo:margin-top="0cm" fo:margin-bottom="0cm" loext:contextual-spacing="false"/>
      <style:text-properties fo:background-color="transparent" loext:padding="0cm" loext:border="none"/>
    </style:style>
    <style:style style:name="P22" style:family="paragraph" style:parent-style-name="Text_20_body" style:list-style-name="L10">
      <style:paragraph-properties fo:margin-top="0cm" fo:margin-bottom="0cm" loext:contextual-spacing="false"/>
      <style:text-properties fo:background-color="transparent" loext:padding="0cm" loext:border="none"/>
    </style:style>
    <style:style style:name="T1" style:family="text">
      <style:text-properties fo:background-color="transparent" loext:char-shading-value="0" loext:padding="0cm" loext:border="none"/>
    </style:style>
    <style:style style:name="T2" style:family="text">
      <style:text-properties officeooo:rsid="001ef983" fo:background-color="transparent" loext:char-shading-value="0" loext:padding="0cm" loext:border="none"/>
    </style:style>
    <style:style style:name="T3" style:family="text">
      <style:text-properties officeooo:rsid="0020c8ad" fo:background-color="transparent" loext:char-shading-value="0" loext:padding="0cm" loext:border="none"/>
    </style:style>
    <style:style style:name="T4" style:family="text">
      <style:text-properties officeooo:rsid="0021faa9" fo:background-color="transparent" loext:char-shading-value="0" loext:padding="0cm" loext:border="none"/>
    </style:style>
    <style:style style:name="T5" style:family="text">
      <style:text-properties officeooo:rsid="0022b526" fo:background-color="transparent" loext:char-shading-value="0" loext:padding="0cm" loext:border="none"/>
    </style:style>
    <style:style style:name="T6" style:family="text">
      <style:text-properties officeooo:rsid="002435c9" fo:background-color="transparent" loext:char-shading-value="0" loext:padding="0cm" loext:border="none"/>
    </style:style>
    <style:style style:name="T7" style:family="text">
      <style:text-properties officeooo:rsid="001ef983"/>
    </style:style>
    <style:style style:name="T8" style:family="text">
      <style:text-properties officeooo:rsid="0020c8ad"/>
    </style:style>
    <style:style style:name="T9" style:family="text">
      <style:text-properties officeooo:rsid="0021d4b5"/>
    </style:style>
    <style:style style:name="T10" style:family="text">
      <style:text-properties officeooo:rsid="0021faa9"/>
    </style:style>
    <style:style style:name="T11" style:family="text">
      <style:text-properties officeooo:rsid="0022b526"/>
    </style:style>
    <style:style style:name="T12" style:family="text">
      <style:text-properties officeooo:rsid="002435c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6">A. </text:span></text:span><text:span text:style-name="Strong_20_Emphasis"><text:span text:style-name="T1">Úvod</text:span></text:span></text:p>
      <text:list xml:id="list181856780" text:style-name="L1">
        <text:list-item>
          <text:p text:style-name="P11"><text:span text:style-name="T1">Soukromí </text:span><text:span text:style-name="T2">uživatelů naší aplikace</text:span><text:span text:style-name="T1"> je pro nás velmi důležité a zavázali jsme se je chránit. Tato pravidla vysvětlují, co s vašimi osobními údaji děláme.</text:span></text:p>
        </text:list-item>
        <text:list-item>
          <text:p text:style-name="P2"><text:span text:style-name="T1">Váš souhlas s používáním souborů cookies v souladu s našimi podmínkami při první návštěvě naší aplikace nám umožňuje použít soubory cookies při každé vaší návštěvě našeho webu.</text:span></text:p>
        </text:list-item>
      </text:list>
      <text:p text:style-name="Text_20_body"><text:span text:style-name="Strong_20_Emphasis"><text:span text:style-name="T6">B. </text:span></text:span><text:span text:style-name="Strong_20_Emphasis"><text:span text:style-name="T1">Shromažďování osobních údajů</text:span></text:span></text:p>
      <text:p text:style-name="Text_20_body"><text:span text:style-name="T1">Shromažďovány, ukládány a používány mohou být následující typy osobních údajů:</text:span></text:p>
      <text:list xml:id="list4065646010" text:style-name="L2">
        <text:list-item>
          <text:p text:style-name="P12"><text:span text:style-name="T1">informace o vašich návštěvách a použití t</text:span><text:span text:style-name="T2">éto aplikace</text:span><text:span text:style-name="T1">;</text:span></text:p>
        </text:list-item>
        <text:list-item>
          <text:p text:style-name="P16">informace, které zadáte, když s<text:span text:style-name="T7">e v naší aplikaci poprvé přihlásíte </text:span>– vaše jméno <text:span text:style-name="T7">a heslo </text:span><text:span text:style-name="T10">k objednávce stravy</text:span></text:p>
        </text:list-item>
        <text:list-item>
          <text:p text:style-name="P16">informace, které zadáváte při používání služeb na našich webových stránkách;</text:p>
        </text:list-item>
        <text:list-item>
          <text:p text:style-name="P16">informace vygenerované při používání naší aplikace, včetně toho kdy, jak často a za jakých podmínek je používáte;</text:p>
        </text:list-item>
        <text:list-item>
          <text:p text:style-name="P16">informace, které odešlete na naše webové stránky s úmyslem publikovat je na internetu, včetně vašeho uživatelského jména, obrázků a obsahu vašeho příspěvku;</text:p>
        </text:list-item>
      </text:list>
      <text:p text:style-name="Text_20_body"><text:span text:style-name="Strong_20_Emphasis"><text:span text:style-name="T6">C. </text:span></text:span><text:span text:style-name="Strong_20_Emphasis"><text:span text:style-name="T1">Použití vašich osobních údajů</text:span></text:span></text:p>
      <text:p text:style-name="Text_20_body"><text:span text:style-name="T1">Osobní údaje, které nám byly poskytnuty prostřednictvím naš</text:span><text:span text:style-name="T4">í aplikace</text:span><text:span text:style-name="T1">, budou použity pro účely uvedené v těchto zásadách nebo na příslušných stránkách webových stránek. Vaše osobní údaje můžeme využít pro následující účely:</text:span></text:p>
      <text:list xml:id="list1527662868" text:style-name="L3">
        <text:list-item>
          <text:p text:style-name="P17">správu naší aplikace;</text:p>
        </text:list-item>
        <text:list-item>
          <text:p text:style-name="P13"><text:span text:style-name="T1">umožnění využívání služeb dostupných na </text:span><text:span text:style-name="T5">naší aplikaci</text:span><text:span text:style-name="T1">;</text:span></text:p>
        </text:list-item>
        <text:list-item>
          <text:p text:style-name="P17">poskytování služeb zakoupených prostřednictvím naší aplikace;</text:p>
        </text:list-item>
        <text:list-item>
          <text:p text:style-name="P13"><text:span text:style-name="T2">zobrazení</text:span><text:span text:style-name="T1"> statistických informací o našich uživatelích</text:span></text:p>
        </text:list-item>
        <text:list-item>
          <text:p text:style-name="P17">vyřizování dotazů a stížností vámi vznesených nebo jinak se vás týkajících v souvislosti s naší <text:span text:style-name="T11">aplikací</text:span>;</text:p>
        </text:list-item>
        <text:list-item>
          <text:p text:style-name="P17">udržování bezpečnosti naší aplikace a předcházení podvodům;</text:p>
        </text:list-item>
      </text:list>
      <text:p text:style-name="P4"><text:span text:style-name="T7">V</text:span>aše osobní údaje <text:span text:style-name="T7">neposkytneme </text:span>žádné třetí straně za účelem přímého marketingu jejich nebo jiné třetí strany.</text:p>
      <text:p text:style-name="Text_20_body"><text:span text:style-name="Strong_20_Emphasis"><text:span text:style-name="T6">D. </text:span></text:span><text:span text:style-name="Strong_20_Emphasis"><text:span text:style-name="T1">Zveřejňování osobních údajů</text:span></text:span></text:p>
      <text:p text:style-name="P4">Vaše osobní údaje můžeme sdělit kterémukoli z našich zaměstnanců, úředníkům, pojišťovnám, profesionálním poradcům, agentům, dodavatelům nebo subdodavatelům tak, jak je to přiměřeně nutné pro účely stanovené v těchto zásadách.</text:p>
      <text:p text:style-name="P4"><text:span text:style-name="T8">Vaše </text:span>osobní údaje třetím stranám poskytovat <text:span text:style-name="T8">nebudeme</text:span>.</text:p>
      <text:p text:style-name="Text_20_body"><text:span text:style-name="Strong_20_Emphasis"><text:span text:style-name="T6">E. </text:span></text:span><text:span text:style-name="Strong_20_Emphasis"><text:span text:style-name="T1">Mezinárodní přenosy dat</text:span></text:span></text:p>
      <text:list xml:id="list260960541" text:style-name="L5">
        <text:list-item>
          <text:p text:style-name="P18">Údaje, které shromažďujeme, mohou být uchovávány, zpracovávány a přenášeny mezi kteroukoli ze zemí, v nichž působíme, abychom je mohli používat v souladu s těmito zásadami.</text:p>
        </text:list-item>
        <text:list-item>
          <text:p text:style-name="P18">Údaje, které shromažďujeme, mohou být předány do následujících zemí, které nemají zákony na ochranu údajů rovnocenné zákonům platným v Evropském hospodářském prostoru: Spojené státy americké, Rusko, Japonsko, Čína a Indie.</text:p>
        </text:list-item>
        <text:list-item>
          <text:p text:style-name="P14"><text:soft-page-break/><text:span text:style-name="T1">Osobní údaje, které zveřejníte na </text:span><text:span text:style-name="T5">naší aplikaci</text:span><text:span text:style-name="T1"> nebo odešlete ke zveřejnění na naš</text:span><text:span text:style-name="T5">í</text:span><text:span text:style-name="T1"> </text:span><text:span text:style-name="T5">aplikaci</text:span><text:span text:style-name="T1">, mohou být prostřednictvím internetu dostupné </text:span><text:span text:style-name="T3">všem uživatelům aplikace</text:span><text:span text:style-name="T1">. Nemůžeme zabránit použití nebo zneužití těchto informací ostatními.</text:span></text:p>
        </text:list-item>
        <text:list-item>
          <text:p text:style-name="P5">Výslovně souhlasíte s převody osobních údajů popsanými v této části <text:span text:style-name="T12">E</text:span>.</text:p>
        </text:list-item>
      </text:list>
      <text:p text:style-name="Text_20_body"><text:span text:style-name="Strong_20_Emphasis"><text:span text:style-name="T6">F. </text:span></text:span><text:span text:style-name="Strong_20_Emphasis"><text:span text:style-name="T1">Uchovávání osobních údajů</text:span></text:span></text:p>
      <text:list xml:id="list219773532" text:style-name="L6">
        <text:list-item>
          <text:p text:style-name="P19">V této části <text:span text:style-name="T12">F</text:span> jsou stanoveny zásady a postupy uchovávání údajů, jejichž cílem je zajistit, abychom dodržovali naše zákonné povinnosti týkající se uchovávání a mazání osobních údajů.</text:p>
        </text:list-item>
        <text:list-item>
          <text:p text:style-name="P19">Osobní údaje, které zpracováváme pro jakýkoli účel nebo účely, se nesmějí uchovávat déle, než je pro tento účel nebo účely nezbytné.</text:p>
        </text:list-item>
        <text:list-item>
          <text:p text:style-name="P19">Aniž je dotčen článek <text:span text:style-name="T12">F</text:span> 2, mažeme osobní údaje, které spadají do níže uvedených kategorií, k datu a času uvedenému níže:</text:p>
          <text:list>
            <text:list-item>
              <text:p text:style-name="P19">osobní údaje budou smazány <text:span text:style-name="T8">po osmi letech od vašeho prvního přihlášení</text:span>.</text:p>
            </text:list-item>
          </text:list>
        </text:list-item>
      </text:list>
      <text:p text:style-name="Text_20_body"><text:span text:style-name="Strong_20_Emphasis"><text:span text:style-name="T6">G. </text:span></text:span><text:span text:style-name="Strong_20_Emphasis"><text:span text:style-name="T1">Bezpečnost vašich osobních údajů</text:span></text:span></text:p>
      <text:list xml:id="list126849795" text:style-name="L7">
        <text:list-item>
          <text:p text:style-name="P20">Přijmeme přiměřená technická a organizační opatření, abychom zabránili ztrátě, zneužití nebo změně vašich osobních údajů.</text:p>
        </text:list-item>
        <text:list-item>
          <text:p text:style-name="P20">Všechny vámi poskytnuté osobní údaje uložíme na naše zabezpečené servery (chráněné heslem a bránou firewall).</text:p>
        </text:list-item>
        <text:list-item>
          <text:p text:style-name="P20">Berete na vědomí, že přenos informací přes internet je ze své podstaty nejistý a bezpečnost dat odesílaných přes internet nemůžeme zaručit.</text:p>
        </text:list-item>
        <text:list-item>
          <text:p text:style-name="P3"><text:span text:style-name="T1">Jste zodpovědní za zachování důvěrnosti hesla, které používáte pro přístup na n</text:span><text:span text:style-name="T3">aši</text:span><text:span text:style-name="T1"> </text:span><text:span text:style-name="T3">aplikaci</text:span><text:span text:style-name="T1">; nebudeme vás žádat o heslo (s výjimkou případů, kdy se přihlašujete na n</text:span><text:span text:style-name="T3">aši aplikaci</text:span><text:span text:style-name="T1">).</text:span></text:p>
        </text:list-item>
      </text:list>
      <text:p text:style-name="Text_20_body"><text:span text:style-name="Strong_20_Emphasis"><text:span text:style-name="T6">H. </text:span></text:span><text:span text:style-name="Strong_20_Emphasis"><text:span text:style-name="T1">Změny</text:span></text:span></text:p>
      <text:p text:style-name="Text_20_body"><text:span text:style-name="T1">Tyto zásady můžeme občas aktualizovat zveřejněním nové verze na naš</text:span><text:span text:style-name="T5">í aplikaci</text:span><text:span text:style-name="T1">. Tuto stránku byste měli příležitostně zkontrolovat, abyste se ujistili, že rozumíte všem změnám v těchto zásadách. Na změny v těchto zásadách vás můžeme upozornit e-mailem nebo prostřednictvím soukromých zpráv na našich webových stránkách.</text:span></text:p>
      <text:p text:style-name="Text_20_body"><text:span text:style-name="Strong_20_Emphasis"><text:span text:style-name="T6">I. </text:span></text:span><text:span text:style-name="Strong_20_Emphasis"><text:span text:style-name="T1">Vaše práva</text:span></text:span></text:p>
      <text:p text:style-name="P4">Můžete nám nařídit, abychom vám poskytli jakékoli osobní údaje, které o vás máme.</text:p>
      <text:p text:style-name="P4">V rozsahu povoleném zákonem můžeme poskytnutí osobních údajů, které požadujete, odmítnout.</text:p>
      <text:p text:style-name="P8"><text:span text:style-name="T9">Prostřednictvím aplikace můžete zrušit svůj účet, čímž i zmažeme osobní údaje o vás.</text:span></text:p>
      <text:p text:style-name="P10"><text:span text:style-name="Strong_20_Emphasis"><text:span text:style-name="T6">J. </text:span></text:span><text:span text:style-name="Strong_20_Emphasis"><text:span text:style-name="T1">Aktualizace údajů</text:span></text:span></text:p>
      <text:p text:style-name="P9">Pokud se změní heslo k vaší objednávce stravy, naše aplikace vás požádá, aby jste ho zadali do aplikace znovu.</text:p>
      <text:p text:style-name="Text_20_body"><text:span text:style-name="Strong_20_Emphasis"><text:span text:style-name="T6">K. </text:span></text:span><text:span text:style-name="Strong_20_Emphasis"><text:span text:style-name="T1">Soubory cookies</text:span></text:span></text:p>
      <text:p text:style-name="Text_20_body"><text:span text:style-name="T5">Webové stránky naší aplikace </text:span><text:span text:style-name="T1">používají soubory cookies. Soubor cookie je soubor obsahující identifikátor (řetězec písmen a čísel), který je webovým serverem odeslán webovému prohlížeči a webovým prohlížečem uložen. Tento identifikátor je poté odeslán zpět serveru vždy, když si prohlížeč od serveru vyžádá zobrazení stránky. Soubory cookies mohou být buď „trvalé“ nebo „relační“. Trvalé soubory cookies budou uloženy webovým prohlížečem a zůstávají v platnosti až </text:span><text:soft-page-break/><text:span text:style-name="T1">do data jejich vypršení, pokud před datem vypršení nejsou smazány uživatelem. Relační soubory cookies naopak vyprší na konci relace uživatele po zavření webového prohlížeče. Soubory cookies běžně neobsahují žádné informace, které by uživatele jednoznačně identifikovaly, ale osobní údaje, které o vás ukládáme, mohou být s informacemi uloženými a získanými ze souborů cookies propojeny. Na našich webových stránkách používáme jen relační soubory cookies.</text:span></text:p>
      <text:list xml:id="list9978321" text:style-name="L9">
        <text:list-item>
          <text:p text:style-name="P21">Většina prohlížečů umožňuje odmítnout přijímání souborů cookies – například:</text:p>
          <text:list>
            <text:list-item>
              <text:p text:style-name="P21">v Internet Exploreru (verze 10) můžete blokovat soubory cookies pomocí změny nastavení zpracování souborů cookies, které je k dispozici kliknutím na „Nástroje“, „Možnosti Internetu“, „Soukromí“ a poté „Upřesnit“;</text:p>
            </text:list-item>
            <text:list-item>
              <text:p text:style-name="P21">ve Firefoxu (Verze 24) můžete blokovat všechny soubory cookies kliknutím na „Nástroje“, „Možnosti“, „Soukromí“, pak v rozbalovací nabídce vyberte „Použít vlastní nastavení historie“ a zrušte zaškrtnutí políčka „Přijímat soubory cookies z webů“; a</text:p>
            </text:list-item>
            <text:list-item>
              <text:p text:style-name="P6">v Chromu (verze 29) můžete blokovat všechny soubory cookies v nabídce „Přizpůsobení a ovládání“, kde klikněte na „Nastavení“, „Zobrazit pokročilá nastavení“ a „Nastavení obsahu“ a pak pod nadpisem „Cookies“ vyberte „Blokovat webům možnost nastavení jakýchkoliv údajů“.</text:p>
            </text:list-item>
          </text:list>
        </text:list-item>
      </text:list>
      <text:p text:style-name="P4">Blokování všech souborů cookies bude mít negativní dopad na použitelnost mnoha webových stránek. Pokud soubory cookies zablokujete, nebudete na našich webových stránkách moci využít všechny funkce.</text:p>
      <text:list xml:id="list47382349" text:style-name="L10">
        <text:list-item>
          <text:p text:style-name="P22">Soubory cookies již uložené ve vašem počítači můžete vymazat – například:</text:p>
          <text:list>
            <text:list-item>
              <text:p text:style-name="P15"><text:span text:style-name="T1">v Internet Exploreru (verze 10) musíte soubory cookies vymazat ručně (instrukce jak to provést naleznete zde: </text:span><text:a xlink:type="simple" xlink:href="https://support.microsoft.com/kb/278835" text:style-name="Internet_20_link" text:visited-style-name="Visited_20_Internet_20_Link"><text:span text:style-name="T1">http://support.microsoft.com/kb/278835</text:span></text:a><text:span text:style-name="T1">);</text:span></text:p>
            </text:list-item>
            <text:list-item>
              <text:p text:style-name="P22">ve Firefoxu (Verze 24) můžete soubory cookies smazat kliknutím na „Nástroje“, „Možnosti“ a „Soukromí“, pak vyberete „Použít vlastní nastavení historie“, kliknete na „Zobrazit soubory cookies“ a pak kliknete na „Odstranit všechny soubory cookies“; a</text:p>
            </text:list-item>
            <text:list-item>
              <text:p text:style-name="P22">v Chromu (verze 29) můžete všechny soubory cookies smazat v nabídce „Přizpůsobení a ovládání“, kde klikněte na „Nastavení“, „Zobrazit pokročilá nastavení“ a „Vymazat data prohlížeče“ a před tím, než kliknete na „Vymazat data prohlížeče“, vyberete „Smazat soubory cookies a další data stránek a rozšíření“.</text:p>
            </text:list-item>
          </text:list>
        </text:list-item>
        <text:list-item>
          <text:p text:style-name="P7">Vymazání souborů cookies bude mít negativní dopad na použitelnost mnoha webových stránek.</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káš Dulík</meta:initial-creator>
    <meta:creation-date>2021-01-03T17:27:30.315085482</meta:creation-date>
    <dc:date>2021-01-04T09:19:19.323407792</dc:date>
    <dc:creator>Lukáš Dulík</dc:creator>
    <meta:editing-duration>PT11H31M25S</meta:editing-duration>
    <meta:editing-cycles>7</meta:editing-cycles>
    <meta:generator>LibreOffice/6.4.6.2$Linux_X86_64 LibreOffice_project/40$Build-2</meta:generator>
    <dc:title>Zásady ochrany soukromí</dc:title>
    <meta:document-statistic meta:table-count="0" meta:image-count="0" meta:object-count="0" meta:page-count="3" meta:paragraph-count="57" meta:word-count="1064" meta:character-count="7404" meta:non-whitespace-character-count="6428"/>
  </office:meta>
</office:document-meta>
</file>